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8*"/>
    </style:style>
    <style:style style:name="Tableau1.B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92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8cf" officeooo:paragraph-rsid="000708cf"/>
    </style:style>
    <style:style style:name="P2" style:family="paragraph" style:parent-style-name="Standard">
      <style:text-properties officeooo:rsid="001ae3ec" officeooo:paragraph-rsid="000708cf"/>
    </style:style>
    <style:style style:name="P3" style:family="paragraph" style:parent-style-name="Standard">
      <style:text-properties officeooo:rsid="00073bfe" officeooo:paragraph-rsid="00073bfe"/>
    </style:style>
    <style:style style:name="P4" style:family="paragraph" style:parent-style-name="Standard">
      <style:paragraph-properties fo:text-align="center" style:justify-single-word="false"/>
      <style:text-properties fo:font-size="20pt" officeooo:rsid="000708cf" officeooo:paragraph-rsid="000708cf" style:font-size-asian="20pt" style:font-size-complex="20pt"/>
    </style:style>
    <style:style style:name="P5" style:family="paragraph" style:parent-style-name="Standard">
      <style:text-properties fo:font-size="15pt" officeooo:rsid="0008c9d3" officeooo:paragraph-rsid="0008c9d3" style:font-size-asian="13.1000003814697pt" style:font-size-complex="15pt"/>
    </style:style>
    <style:style style:name="P6" style:family="paragraph" style:parent-style-name="Standard">
      <style:text-properties officeooo:rsid="000957dd" officeooo:paragraph-rsid="000957dd"/>
    </style:style>
    <style:style style:name="P7" style:family="paragraph" style:parent-style-name="Standard">
      <style:text-properties officeooo:rsid="000957dd" officeooo:paragraph-rsid="000a459f"/>
    </style:style>
    <style:style style:name="P8" style:family="paragraph" style:parent-style-name="Standard">
      <style:text-properties officeooo:rsid="0009d503" officeooo:paragraph-rsid="0009d503"/>
    </style:style>
    <style:style style:name="P9" style:family="paragraph" style:parent-style-name="Standard">
      <style:text-properties officeooo:rsid="000a0f36" officeooo:paragraph-rsid="000a0f36"/>
    </style:style>
    <style:style style:name="P10" style:family="paragraph" style:parent-style-name="Standard">
      <style:text-properties officeooo:rsid="000a459f" officeooo:paragraph-rsid="000a459f"/>
    </style:style>
    <style:style style:name="P11" style:family="paragraph" style:parent-style-name="Standard">
      <style:text-properties officeooo:rsid="000c8391" officeooo:paragraph-rsid="000c8391"/>
    </style:style>
    <style:style style:name="P12" style:family="paragraph" style:parent-style-name="Table_20_Contents">
      <style:text-properties officeooo:rsid="000708cf" officeooo:paragraph-rsid="000708cf"/>
    </style:style>
    <style:style style:name="P13" style:family="paragraph" style:parent-style-name="Table_20_Contents">
      <style:text-properties officeooo:rsid="00073bfe" officeooo:paragraph-rsid="00073bfe"/>
    </style:style>
    <style:style style:name="P14" style:family="paragraph" style:parent-style-name="Table_20_Contents">
      <style:text-properties officeooo:rsid="0008c9d3" officeooo:paragraph-rsid="0008c9d3"/>
    </style:style>
    <style:style style:name="P15" style:family="paragraph" style:parent-style-name="Table_20_Contents">
      <style:text-properties officeooo:rsid="000c8391" officeooo:paragraph-rsid="000c8391"/>
    </style:style>
    <style:style style:name="T1" style:family="text">
      <style:text-properties officeooo:rsid="00073bfe"/>
    </style:style>
    <style:style style:name="T2" style:family="text">
      <style:text-properties officeooo:rsid="0008c9d3"/>
    </style:style>
    <style:style style:name="T3" style:family="text">
      <style:text-properties officeooo:rsid="0009d503"/>
    </style:style>
    <style:style style:name="T4" style:family="text">
      <style:text-properties officeooo:rsid="000a45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 d'utilisation </text:p>
      <text:p text:style-name="P4"/>
      <text:p text:style-name="P4"/>
      <text:p text:style-name="P5">Projet Infirmerie :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 :</text:p>
          </table:table-cell>
          <table:table-cell table:style-name="Tableau1.B1" office:value-type="string">
            <text:p text:style-name="P1">Administrateur</text:p>
          </table:table-cell>
        </table:table-row>
        <table:table-row>
          <table:table-cell table:style-name="Tableau1.A2" office:value-type="string">
            <text:p text:style-name="P2">type :</text:p>
          </table:table-cell>
          <table:table-cell table:style-name="Tableau1.B2" office:value-type="string">
            <text:p text:style-name="P1">Profil utilisateur, administrateur</text:p>
          </table:table-cell>
        </table:table-row>
        <table:table-row>
          <table:table-cell table:style-name="Tableau1.A2" office:value-type="string">
            <text:p text:style-name="P2">rôle :</text:p>
          </table:table-cell>
          <table:table-cell table:style-name="Tableau1.B2" office:value-type="string">
            <text:p text:style-name="P3">Utilise, Alimente</text:p>
          </table:table-cell>
        </table:table-row>
        <table:table-row>
          <table:table-cell table:style-name="Tableau1.A2" office:value-type="string">
            <text:p text:style-name="P2">description : </text:p>
          </table:table-cell>
          <table:table-cell table:style-name="Tableau1.B2" office:value-type="string">
            <text:p text:style-name="P1">L'administrateur a accès à toutes les fonctions de l'application <text:span text:style-name="T1">et gère également les classes</text:span>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Nom :</text:p>
          </table:table-cell>
          <table:table-cell table:style-name="Tableau2.B1" office:value-type="string">
            <text:p text:style-name="P12">Infirmière</text:p>
          </table:table-cell>
        </table:table-row>
        <table:table-row>
          <table:table-cell table:style-name="Tableau2.A2" office:value-type="string">
            <text:p text:style-name="P2">type :</text:p>
          </table:table-cell>
          <table:table-cell table:style-name="Tableau2.B2" office:value-type="string">
            <text:p text:style-name="P12">Profil utilisateur</text:p>
          </table:table-cell>
        </table:table-row>
        <table:table-row>
          <table:table-cell table:style-name="Tableau2.A2" office:value-type="string">
            <text:p text:style-name="P2">rôle :</text:p>
          </table:table-cell>
          <table:table-cell table:style-name="Tableau2.B2" office:value-type="string">
            <text:p text:style-name="P13">Utilise, Alimente</text:p>
          </table:table-cell>
        </table:table-row>
        <table:table-row>
          <table:table-cell table:style-name="Tableau2.A2" office:value-type="string">
            <text:p text:style-name="P2">description : </text:p>
          </table:table-cell>
          <table:table-cell table:style-name="Tableau2.B2" office:value-type="string">
            <text:p text:style-name="P12">L'infirmière gère les visites à l'infirmerie, la liste des médicaments, <text:s/>prescrit les médicaments aux élèves <text:span text:style-name="T1">( et peut assurer la maintenance ?)</text:span>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Nom :</text:p>
          </table:table-cell>
          <table:table-cell table:style-name="Tableau3.B1" office:value-type="string">
            <text:p text:style-name="P14">Aplon</text:p>
          </table:table-cell>
        </table:table-row>
        <table:table-row>
          <table:table-cell table:style-name="Tableau3.A2" office:value-type="string">
            <text:p text:style-name="P2">type :</text:p>
          </table:table-cell>
          <table:table-cell table:style-name="Tableau3.B2" office:value-type="string">
            <text:p text:style-name="P12">Système de gestion de BDD (progiciel)</text:p>
          </table:table-cell>
        </table:table-row>
        <table:table-row>
          <table:table-cell table:style-name="Tableau3.A2" office:value-type="string">
            <text:p text:style-name="P2">rôle :</text:p>
          </table:table-cell>
          <table:table-cell table:style-name="Tableau3.B2" office:value-type="string">
            <text:p text:style-name="P12">A<text:span text:style-name="T2">limente</text:span></text:p>
          </table:table-cell>
        </table:table-row>
        <table:table-row>
          <table:table-cell table:style-name="Tableau3.A2" office:value-type="string">
            <text:p text:style-name="P2">description : </text:p>
          </table:table-cell>
          <table:table-cell table:style-name="Tableau3.B2" office:value-type="string">
            <text:p text:style-name="Table_20_Contents">L<text:span text:style-name="T1">e progiciel permet à l'administrateur d'importer dans l'application la base de données concernant les élèves.</text:span></text:p>
          </table:table-cell>
        </table:table-row>
      </table:table>
      <text:p text:style-name="P2"/>
      <text:p text:style-name="P2"/>
      <text:p text:style-name="P6">Maintenance classe et élèves : Aplon et Administrateur</text:p>
      <text:p text:style-name="P6">Gestion des visites : Infirmière </text:p>
      <text:p text:style-name="P6">Gestion du suivi médical des élèves : Infirmière</text:p>
      <text:p text:style-name="P6">Gestion des médicaments : Infirmièr<text:span text:style-name="T3">e </text:span></text:p>
      <text:p text:style-name="P6"/>
      <text:p text:style-name="P8">Gestion des visites :</text:p>
      <text:p text:style-name="P8">-Ajouter une visite</text:p>
      <text:p text:style-name="P8">-Consulter les visites<text:tab/><text:tab/> <text:s text:c="5"/></text:p>
      <text:p text:style-name="P6">-<text:span text:style-name="T3">Modifier une visite</text:span></text:p>
      <text:p text:style-name="P6"/>
      <text:p text:style-name="P9">Gestion des médicaments</text:p>
      <text:p text:style-name="P9">-<text:span text:style-name="T4">Ajouter un médicament</text:span></text:p>
      <text:p text:style-name="P9">-<text:span text:style-name="T4">Supprimer un médicament </text:span></text:p>
      <text:p text:style-name="P6">-<text:span text:style-name="T4">Consulter un médicament </text:span></text:p>
      <text:p text:style-name="P6">-<text:span text:style-name="T4">Modifier un médicament </text:span></text:p>
      <text:p text:style-name="P6"/>
      <text:p text:style-name="P6"/>
      <text:p text:style-name="P10">Maintenance :</text:p>
      <text:p text:style-name="P6"><text:soft-page-break/>-<text:span text:style-name="T4">Archivage médicament </text:span></text:p>
      <text:p text:style-name="P6">-<text:span text:style-name="T4">Archivage élèves </text:span></text:p>
      <text:p text:style-name="P6">-<text:span text:style-name="T4">Sauvegarde BDD</text:span></text:p>
      <text:p text:style-name="P6">-<text:span text:style-name="T4">Changer de classe un élève</text:span></text:p>
      <text:p text:style-name="P6">-<text:span text:style-name="T4">Affecter un emploi du temps à une classe</text:span></text:p>
      <text:p text:style-name="P6">-<text:span text:style-name="T4">Modifier un emploi du temps</text:span></text:p>
      <text:p text:style-name="P7">-<text:span text:style-name="T4">Ajouter une classe</text:span></text:p>
      <text:p text:style-name="P6">-<text:span text:style-name="T4">Supprimer une classe</text:span></text:p>
      <text:p text:style-name="P6">-<text:span text:style-name="T4">Modifier une classe</text:span></text:p>
      <text:p text:style-name="P6">-<text:span text:style-name="T4">Mettre à jour les classes de tout les élèves importés</text:span></text:p>
      <text:p text:style-name="P6"/>
      <text:p text:style-name="P6"/>
      <text:p text:style-name="P11">Cas génér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Maintenance classes et élèves</text:p>
          </table:table-cell>
          <table:table-cell table:style-name="Tableau4.B1" office:value-type="string">
            <text:p text:style-name="P15">Permet la gestion des bases de données de classes et élèves comprenant l'ajout , la suppression et la modification de ceux-ci ainsi que le changement de classe des élèves, l'affectation des emploi du temps et la modification des emplois du temps .</text:p>
          </table:table-cell>
        </table:table-row>
        <table:table-row>
          <table:table-cell table:style-name="Tableau4.A2" office:value-type="string">
            <text:p text:style-name="P15">Gestion des visites</text:p>
          </table:table-cell>
          <table:table-cell table:style-name="Tableau4.B2" office:value-type="string">
            <text:p text:style-name="P15">Permet la gestion des visites des élèves à l'infirmerie comprenant l'ajout, la suppression et la modification </text:p>
          </table:table-cell>
        </table:table-row>
        <table:table-row>
          <table:table-cell table:style-name="Tableau4.A2" office:value-type="string">
            <text:p text:style-name="P15">Gestion du suivi médical </text:p>
          </table:table-cell>
          <table:table-cell table:style-name="Tableau4.B2" office:value-type="string">
            <text:p text:style-name="P15">Permet la modification du suivi médical d'un élève qui comprends les allergies ou autres problèmes de santé.</text:p>
          </table:table-cell>
        </table:table-row>
        <table:table-row>
          <table:table-cell table:style-name="Tableau4.A2" office:value-type="string">
            <text:p text:style-name="P15">maintenance</text:p>
          </table:table-cell>
          <table:table-cell table:style-name="Tableau4.B2" office:value-type="string">
            <text:p text:style-name="P15">Permet la modification des données si une erreur est présente</text:p>
          </table:table-cell>
        </table:table-row>
      </table:table>
      <text:p text:style-name="P6"/>
      <text:p text:style-name="P11">Gestion des visites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text:s/></text:p>
          </table:table-cell>
          <table:table-cell table:style-name="Tableau5.B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24:27.092612101</meta:creation-date>
    <dc:date>2015-10-09T16:26:26.818359800</dc:date>
    <meta:editing-duration>PT28M57S</meta:editing-duration>
    <meta:editing-cycles>5</meta:editing-cycles>
    <meta:generator>LibreOffice/4.2.8.2$Linux_X86_64 LibreOffice_project/420m0$Build-2</meta:generator>
    <meta:document-statistic meta:table-count="5" meta:image-count="0" meta:object-count="0" meta:page-count="2" meta:paragraph-count="61" meta:word-count="302" meta:character-count="1942" meta:non-whitespace-character-count="1677"/>
  </office:meta>
</office:document-meta>
</file>